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Arial, sans-serif"/>
    <style:font-face style:name="OpenSymbol" svg:font-family="OpenSymbol"/>
    <style:font-face style:name="FreeSans2"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roid Sans" svg:font-family="'Droid Sans'"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fo:font-size="14pt" fo:language="en" fo:country="US"/>
    </style:style>
    <style:style style:name="P2" style:family="paragraph" style:parent-style-name="Standard" style:list-style-name="L1">
      <style:text-properties fo:font-size="14pt" fo:language="en" fo:country="US"/>
    </style:style>
    <style:style style:name="P3" style:family="paragraph" style:parent-style-name="Standard" style:list-style-name="L1">
      <style:text-properties fo:font-size="14pt"/>
    </style:style>
    <style:style style:name="T1" style:family="text">
      <style:text-properties style:font-size-asian="12.25pt" style:font-size-complex="14pt"/>
    </style:style>
    <style:style style:name="T2" style:family="text">
      <style:text-properties fo:language="en" fo:country="US" style:font-size-asian="12.25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e have decided to work on the problem regarding felony, misdemeanor, and violation crimes that were reported to the New York City Police Department (NYPD) for all complete quarters of last year (2016). The possibility of having a Bayesian Network modelling this would be very usefull. The workers at the Emergency Call Center will be the ones using our Bayesian Network, they will enter the evidences they hear from the callers in the Network and by doing this they will know which Jurisdiction is resposible of attending the crime and which precinct should it be attended in. These workers will also know the level of the offense by entering its description and the likelihood that this offense will be completed or failed. The proccess of entering the evidence in the Network will be very fast and intuitive so in a couple of seconds the Call Center workers will be able to know how to react to the crime in the best way possible. After this, the crime will be inmediately comunicated to the responsible Jurisdiction, for example the New York City Police Department that will know the level of it and in this way they will be able to know how many police officers do they have to send to solve it.</text:span></text:p>
      <text:p text:style-name="P1"><text:span text:style-name="T1"/></text:p>
      <text:p text:style-name="P1"><text:span text:style-name="T1">It is possible to describe this problem in terms of cause-effect relationships, to do that we have designed the following causal graph:</text:span></text:p>
      <text:p text:style-name="P1"><text:span text:style-name="T1"/></text:p>
      <text:p text:style-name="P1"><text:span text:style-name="T1"/></text:p>
      <text:p text:style-name="P1"><text:span text:style-name="T1"/></text:p>
      <text:list xml:id="list1606917481" text:style-name="L1">
        <text:list-item>
          <text:p text:style-name="P2"><text:span text:style-name="T1">We believe that the time of occurrence for the reported crime will depend on the day of the week when it occurred and the month, as an example we can observe that people usually stay outside in the street longer time in the summer months than in the winter ones.</text:span></text:p>
        </text:list-item>
        <text:list-item>
          <text:p text:style-name="P2"><text:span text:style-name="T1">The location in which the crime occured depends on its time and date of occurrence (crimes outside will be more likely to happen at night). The location also depends on the Borough in which the incident occurred (it can happen that there are more crimes commited in parks in Manhattan than in Brooklyn). The description of the offense depends on the location itself and on its time of occurrence.</text:span></text:p>
        </text:list-item>
        <text:list-item>
          <text:p text:style-name="P2"><text:span text:style-name="T1">Our internal classification of the offense depends on its description (the internal classification is more granular). It will obviously depend on the time and location itself.</text:span></text:p>
        </text:list-item>
        <text:list-item>
          <text:p text:style-name="P3"><text:span text:style-name="T2">The jurisdiction responsible for incident (for example Police, Transit or Housing Department) depends on its internal classification and its level. The level of the offense will also depend on its internal classification.</text:span></text:p>
        </text:list-item>
        <text:list-item>
          <text:p text:style-name="P3"><text:span text:style-name="T2">At the end, we are interested in knowing whether the crime was successfully completed or attempted but failed, we model this with the variable 'Outcome' which depends on its internal classification (which depends on the location), its level, the time at which it occurred and the jurisdiction responsible for 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 Sans" svg:font-family="'Open Sans', Helvetica, Arial, sans-serif"/>
    <style:font-face style:name="OpenSymbol" svg:font-family="OpenSymbol"/>
    <style:font-face style:name="FreeSans2"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roid Sans" svg:font-family="'Droid Sans'"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1 </meta:initial-creator>
    <meta:creation-date>2017-04-20T16:11:03</meta:creation-date>
    <dc:date>2017-04-20T18:46:07</dc:date>
    <dc:creator>Admin1 </dc:creator>
    <meta:editing-duration>PT2H19M53S</meta:editing-duration>
    <meta:editing-cycles>5</meta:editing-cycles>
    <meta:generator>LibreOffice/3.5$Linux_X86_64 LibreOffice_project/350m1$Build-2</meta:generator>
    <meta:document-statistic meta:table-count="0" meta:image-count="0" meta:object-count="0" meta:page-count="1" meta:paragraph-count="7" meta:word-count="467" meta:character-count="2708" meta:non-whitespace-character-count="2252"/>
  </office:meta>
</office:document-meta>
</file>